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2.2728in"/>
    </style:style>
    <style:style style:name="co3" style:family="table-column">
      <style:table-column-properties fo:break-before="auto" style:column-width="6.9472in"/>
    </style:style>
    <style:style style:name="co4" style:family="table-column">
      <style:table-column-properties fo:break-before="auto" style:column-width="4.2992in"/>
    </style:style>
    <style:style style:name="ro1" style:family="table-row">
      <style:table-row-properties style:row-height="0.4764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1.1091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1.4193in" fo:break-before="auto" style:use-optimal-row-height="true"/>
    </style:style>
    <style:style style:name="ro8" style:family="table-row">
      <style:table-row-properties style:row-height="0.3728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ro12" style:family="table-row">
      <style:table-row-properties style:row-height="2.0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in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bottom"/>
      <style:paragraph-properties fo:text-align="start" fo:margin-left="0in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bbe33d" style:text-align-source="fix" style:repeat-content="false" fo:wrap-option="wrap" fo:border="0.06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ackground-color="#ff4000" style:text-align-source="fix" style:repeat-content="false" fo:wrap-option="wrap" fo:border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e994" style:text-align-source="fix" style:repeat-content="false" fo:wrap-option="wrap" fo:border="0.06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00a933" style:text-align-source="fix" style:repeat-content="false" fo:wrap-option="wrap" fo:border="0.06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fo:background-color="#ff4000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4000" style:text-align-source="fix" style:repeat-content="false" fo:wrap-option="wrap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2" table:number-columns-repeated="1020" table:default-cell-style-name="ce8"/>
        <table:table-row table:style-name="ro1">
          <table:table-cell table:number-columns-repeated="1024"/>
        </table:table-row>
        <table:table-row table:style-name="ro2">
          <table:table-cell/>
          <table:table-cell table:style-name="ce12" office:value-type="string" calcext:value-type="string">
            <text:p>pkg (<text:span text:style-name="T1">запушил в гит</text:span>)</text:p>
          </table:table-cell>
          <table:table-cell table:style-name="ce15" office:value-type="string" calcext:value-type="string">
            <text:p>error</text:p>
          </table:table-cell>
          <table:table-cell table:style-name="ce15" office:value-type="string" calcext:value-type="string">
            <text:p>decision</text:p>
          </table:table-cell>
          <table:table-cell table:style-name="ce15" office:value-type="string" calcext:value-type="string">
            <text:p>result local</text:p>
          </table:table-cell>
          <table:table-cell table:style-name="ce23" office:value-type="string" calcext:value-type="string">
            <text:p>jenkins</text:p>
          </table:table-cell>
          <table:table-cell table:number-columns-repeated="1018"/>
        </table:table-row>
        <table:table-row table:style-name="ro3">
          <table:table-cell table:style-name="ce2"/>
          <table:table-cell table:style-name="ce13" office:value-type="string" calcext:value-type="string">
            <text:p>python-pyasn1</text:p>
          </table:table-cell>
          <table:table-cell table:style-name="ce7" office:value-type="string" calcext:value-type="string">
            <text:p>No available modular metadata for modular package</text:p>
          </table:table-cell>
          <table:table-cell table:style-name="ce7" office:value-type="string" calcext:value-type="string">
            <text:p>добавил строку 'module_hotfixes=1' в /home/srpm/python-pyasn1/python-pyasn1.cfg в [nexus-default-8]</text:p>
          </table:table-cell>
          <table:table-cell table:style-name="ce19" office:value-type="string" calcext:value-type="string">
            <text:p>+</text:p>
          </table:table-cell>
          <table:table-cell table:style-name="ce24" office:value-type="string" calcext:value-type="string">
            <text:p>+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13" office:value-type="string" calcext:value-type="string">
            <text:p>python-pycurl</text:p>
          </table:table-cell>
          <table:table-cell table:style-name="ce7" office:value-type="string" calcext:value-type="string">
            <text:p>/usr/include/python3.6m/Python.h:39:10: fatal error: imacheck.h: No such file or directory</text:p>
          </table:table-cell>
          <table:table-cell table:style-name="ce7" office:value-type="string" calcext:value-type="string">
            <text:p> добавить в python-pycurl.cfg</text:p>
            <text:p> config_opts['chroot_setup_cmd'] = 'install imacheck-1.4-10.1.el8.sz.x86_64 imacheck-devel-1.4-10.1.el8.sz.x86_64</text:p>
          </table:table-cell>
          <table:table-cell table:style-name="ce19" office:value-type="string" calcext:value-type="string">
            <text:p>+</text:p>
          </table:table-cell>
          <table:table-cell table:style-name="ce20" office:value-type="string" calcext:value-type="string">
            <text:p>----- пакет <text:s/>не подписан, статус --- ALLARM --- </text:p>
          </table:table-cell>
          <table:table-cell table:number-columns-repeated="1018"/>
        </table:table-row>
        <table:table-row table:style-name="ro4">
          <table:table-cell/>
          <table:table-cell table:style-name="ce13" office:value-type="string" calcext:value-type="string">
            <text:p>python-reportlab</text:p>
          </table:table-cell>
          <table:table-cell table:style-name="ce7" office:value-type="string" calcext:value-type="string">
            <text:p>In file included from /builddir/build/BUILD/reportlab-3.4.0/src/rl_addons/rl_accel/_rl_accel.c:8:</text:p>
            <text:p>/usr/include/python3.6m/Python.h:39:10: fatal error: imacheck.h: No such file or directory</text:p>
          </table:table-cell>
          <table:table-cell table:style-name="ce7" office:value-type="string" calcext:value-type="string">
            <text:p> добавить в .cfg</text:p>
            <text:p> config_opts['chroot_setup_cmd'] = 'install imacheck-1.4-10.1.el8.sz.x86_64 imacheck-devel-1.4-10.1.el8.sz.x86_64</text:p>
          </table:table-cell>
          <table:table-cell table:style-name="ce19" office:value-type="string" calcext:value-type="string">
            <text:p>+</text:p>
          </table:table-cell>
          <table:table-cell table:style-name="ce24" office:value-type="string" calcext:value-type="string">
            <text:p>+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 table:number-columns-spanned="1" table:number-rows-spanned="2">
            <text:p><text:s/>python-requests-gssapi</text:p>
          </table:table-cell>
          <table:table-cell table:style-name="ce7" office:value-type="string" calcext:value-type="string">
            <text:p><text:s/>No available modular metadata for modular package 'python3-nose-1.3.7-30.module_el8.4.0+666+456f5f48.noarch', it cannot be installed on the system</text:p>
          </table:table-cell>
          <table:table-cell table:style-name="ce7" office:value-type="string" calcext:value-type="string">
            <text:p>добавил строку 'module_hotfixes=1' в /home/srpm/python-pyasn1/python-requests-gssapi.cfg в [nexus-default-8]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2"/>
          <table:table-cell table:number-columns-repeated="1018"/>
        </table:table-row>
        <table:table-row table:style-name="ro5">
          <table:table-cell/>
          <table:covered-table-cell table:style-name="ce14"/>
          <table:table-cell table:style-name="ce7" office:value-type="string" calcext:value-type="string">
            <text:p> Грязная сборка</text:p>
            <text:p>sed: -e expression #1, char 26: Invalid range end</text:p>
            <text:p>error: line 45: Bad %setup option -S: unknown option</text:p>
            <text:p>gzip: /builddir/Report/Logs/strace_bb_crop.log: No such file or directory</text:p>
            <text:p>Грязная сборка окончилась неудачно</text:p>
            <text:p>Finish: chroot ['su -c "cd /builddir &amp;&amp; ./chroot.sh python-requests-gssapi-1.1.0-3.el8.src.rpm" mockbuild']</text:p>
            <text:p/>
          </table:table-cell>
          <table:table-cell table:style-name="ce7"/>
          <table:covered-table-cell table:style-name="ce20" office:value-type="string" calcext:value-type="string">
            <text:p>-</text:p>
          </table:covered-table-cell>
          <table:table-cell table:style-name="ce22"/>
          <table:table-cell table:number-columns-repeated="1018"/>
        </table:table-row>
        <table:table-row table:style-name="ro4">
          <table:table-cell/>
          <table:table-cell table:style-name="ce13" office:value-type="string" calcext:value-type="string">
            <text:p>Python-schedutils</text:p>
          </table:table-cell>
          <table:table-cell table:style-name="ce7" office:value-type="string" calcext:value-type="string">
            <text:p> In file included from python-schedutils/schedutils.c:1:</text:p>
            <text:p>/usr/include/python3.6m/Python.h:39:10: fatal error: imacheck.h: No such file or directory</text:p>
            <text:p/>
          </table:table-cell>
          <table:table-cell table:style-name="ce7" office:value-type="string" calcext:value-type="string">
            <text:p> добавить в .cfg</text:p>
            <text:p> config_opts['chroot_setup_cmd'] = 'install imacheck-1.4-10.1.el8.sz.x86_64 imacheck-devel-1.4-10.1.el8.sz.x86_64</text:p>
          </table:table-cell>
          <table:table-cell table:style-name="ce19" office:value-type="string" calcext:value-type="string">
            <text:p>+</text:p>
          </table:table-cell>
          <table:table-cell table:style-name="ce20" office:value-type="string" calcext:value-type="string">
            <text:p>---------- в директории /home/jenkins/Report/python-schedutils-0.6-5.el8/Dist ни одного debug пакеа ----------</text:p>
          </table:table-cell>
          <table:table-cell table:number-columns-repeated="1018"/>
        </table:table-row>
        <table:table-row table:style-name="ro4">
          <table:table-cell/>
          <table:table-cell table:style-name="ce13" office:value-type="string" calcext:value-type="string">
            <text:p>python-systemd</text:p>
          </table:table-cell>
          <table:table-cell table:style-name="ce7" office:value-type="string" calcext:value-type="string">
            <text:p> In file included from python-schedutils/schedutils.c:1:</text:p>
            <text:p>/usr/include/python3.6m/Python.h:39:10: fatal error: imacheck.h: No such file or directory</text:p>
            <text:p/>
          </table:table-cell>
          <table:table-cell table:style-name="ce7" office:value-type="string" calcext:value-type="string">
            <text:p> добавить в .cfg</text:p>
            <text:p> config_opts['chroot_setup_cmd'] = 'install imacheck-1.4-10.1.el8.sz.x86_64 imacheck-devel-1.4-10.1.el8.sz.x86_64</text:p>
          </table:table-cell>
          <table:table-cell table:style-name="ce19" office:value-type="string" calcext:value-type="string">
            <text:p>+</text:p>
          </table:table-cell>
          <table:table-cell table:style-name="ce20" office:value-type="string" calcext:value-type="string">
            <text:p>----------- в директории /home/jenkins/Report/python-systemd-234-8.el8/Dist ни одного debug пакеа ----------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python-urllib3</text:p>
          </table:table-cell>
          <table:table-cell table:style-name="ce7" office:value-type="string" calcext:value-type="string">
            <text:p>No available modular metadata for modular package 'python3-nose-1.3.7-30.module_el8.4.0+666+456f5f48.noarch'</text:p>
          </table:table-cell>
          <table:table-cell table:style-name="ce7" office:value-type="string" calcext:value-type="string">
            <text:p>добавил строку 'module_hotfixes=1' в /home/srpm/python-pyasn1/python-pyasn1.cfg в [nexus-default-8]</text:p>
          </table:table-cell>
          <table:table-cell table:style-name="ce19" office:value-type="string" calcext:value-type="string">
            <text:p>+</text:p>
          </table:table-cell>
          <table:table-cell table:style-name="ce24" office:value-type="string" calcext:value-type="string">
            <text:p>+</text:p>
          </table:table-cell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python-urwid</text:p>
          </table:table-cell>
          <table:table-cell table:style-name="ce7" office:value-type="string" calcext:value-type="string">
            <text:p>Empty %files file /builddir/build/BUILD/urwid-1.3.1/debugsourcefiles.list</text:p>
          </table:table-cell>
          <table:table-cell table:style-name="ce7"/>
          <table:table-cell table:style-name="ce20" office:value-type="string" calcext:value-type="string">
            <text:p>-</text:p>
          </table:table-cell>
          <table:table-cell table:style-name="ce22"/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python-yubico</text:p>
          </table:table-cell>
          <table:table-cell table:style-name="ce7" office:value-type="string" calcext:value-type="string">
            <text:p>No available modular metadata for modular package 'python3-nose-1.3.7-30.module_el8.4.0+666+456f5f48.noarch'</text:p>
          </table:table-cell>
          <table:table-cell table:style-name="ce7" office:value-type="string" calcext:value-type="string">
            <text:p>добавил строку 'module_hotfixes=1' в /home/srpm/python-pyasn1/python-pyasn1.cfg в [nexus-default-8]</text:p>
          </table:table-cell>
          <table:table-cell table:style-name="ce19" office:value-type="string" calcext:value-type="string">
            <text:p>+</text:p>
          </table:table-cell>
          <table:table-cell table:style-name="ce24" office:value-type="string" calcext:value-type="string">
            <text:p>+</text:p>
          </table:table-cell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python2</text:p>
          </table:table-cell>
          <table:table-cell table:style-name="ce7" office:value-type="string" calcext:value-type="string">
            <text:p>нет srpm в sintezm-8.1/baseos</text:p>
          </table:table-cell>
          <table:table-cell table:style-name="ce7"/>
          <table:table-cell table:style-name="ce20" office:value-type="string" calcext:value-type="string">
            <text:p>-</text:p>
          </table:table-cell>
          <table:table-cell table:style-name="ce22"/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python2-pip</text:p>
          </table:table-cell>
          <table:table-cell table:style-name="ce7" office:value-type="string" calcext:value-type="string">
            <text:p>No available modular metadata for modular package 'python2-wheel-1:0.31.1-2.module_el8.4.0+642+1dc4fb01.noarch'</text:p>
          </table:table-cell>
          <table:table-cell table:style-name="ce7" office:value-type="string" calcext:value-type="string">
            <text:p>добавил строку 'module_hotfixes=1' в /home/srpm/python-pyasn1/python-pyasn1.cfg в [nexus-default-8]</text:p>
          </table:table-cell>
          <table:table-cell table:style-name="ce19" office:value-type="string" calcext:value-type="string">
            <text:p>+</text:p>
          </table:table-cell>
          <table:table-cell table:style-name="ce24" office:value-type="string" calcext:value-type="string">
            <text:p>+</text:p>
          </table:table-cell>
          <table:table-cell table:number-columns-repeated="1018"/>
        </table:table-row>
        <table:table-row table:style-name="ro7">
          <table:table-cell/>
          <table:table-cell table:style-name="ce13" office:value-type="string" calcext:value-type="string">
            <text:p>python2-setuptools</text:p>
          </table:table-cell>
          <table:table-cell table:style-name="ce7" office:value-type="string" calcext:value-type="string">
            <text:p>No available modular metadata for modular package</text:p>
          </table:table-cell>
          <table:table-cell table:style-name="ce7" office:value-type="string" calcext:value-type="string">
            <text:p>добавил строку 'module_hotfixes=1' в /home/srpm/python-pyasn1/python-pyasn1.cfg в [nexus-default-8]</text:p>
          </table:table-cell>
          <table:table-cell table:style-name="ce11" office:value-type="string" calcext:value-type="string">
            <text:p>[?OK?] python2-setuptools-39.0.1-10.el8</text:p>
            <text:p>В составе очищенных исходников остались бинарные файлы и/или запакованные исходники.</text:p>
            <text:p>Подробности в файлах elfInCleared.txt и hiddenSources.txt</text:p>
          </table:table-cell>
          <table:table-cell table:style-name="ce24" office:value-type="string" calcext:value-type="string">
            <text:p>+</text:p>
          </table:table-cell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python3</text:p>
          </table:table-cell>
          <table:table-cell table:style-name="ce7" office:value-type="string" calcext:value-type="string">
            <text:p>нет srpm в sintezm-8.1/baseos</text:p>
          </table:table-cell>
          <table:table-cell table:style-name="ce7"/>
          <table:table-cell table:style-name="ce20" office:value-type="string" calcext:value-type="string">
            <text:p>-</text:p>
          </table:table-cell>
          <table:table-cell table:style-name="ce22"/>
          <table:table-cell table:number-columns-repeated="1018"/>
        </table:table-row>
        <table:table-row table:style-name="ro8">
          <table:table-cell/>
          <table:table-cell table:style-name="ce14" office:value-type="string" calcext:value-type="string">
            <text:p>python3-fintech-unique-run</text:p>
          </table:table-cell>
          <table:table-cell table:style-name="ce7" office:value-type="string" calcext:value-type="string">
            <text:p>нет srpm в sintezm-8.1/baseos</text:p>
          </table:table-cell>
          <table:table-cell table:style-name="ce7"/>
          <table:table-cell table:style-name="ce20" office:value-type="string" calcext:value-type="string">
            <text:p>-</text:p>
          </table:table-cell>
          <table:table-cell table:style-name="ce22"/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python-pexpect</text:p>
          </table:table-cell>
          <table:table-cell table:style-name="ce7" office:value-type="string" calcext:value-type="string">
            <text:p>нет srpm в sintezm-8.1/baseos</text:p>
          </table:table-cell>
          <table:table-cell table:style-name="ce7"/>
          <table:table-cell table:style-name="ce20" office:value-type="string" calcext:value-type="string">
            <text:p>-</text:p>
          </table:table-cell>
          <table:table-cell table:style-name="ce22"/>
          <table:table-cell table:number-columns-repeated="1018"/>
        </table:table-row>
        <table:table-row table:style-name="ro9">
          <table:table-cell/>
          <table:table-cell table:style-name="ce14" office:value-type="string" calcext:value-type="string" table:number-columns-spanned="1" table:number-rows-spanned="2">
            <text:p>python3-psycopg2</text:p>
          </table:table-cell>
          <table:table-cell table:style-name="ce7" office:value-type="string" calcext:value-type="string">
            <text:p>error: Bad source: /builddir/build/SOURCES/python-psycopg2-pg%{pgmajorversion}-setup.cfg.patch: No such file or directory</text:p>
          </table:table-cell>
          <table:table-cell table:style-name="ce7" office:value-type="string" calcext:value-type="string">
            <text:p>%if  0%{?rhel} &amp;&amp; 0%{?rhel} &lt;= 8 || 0%{?fedora} &lt; 31</text:p>
            <text:p>%global with_python2 0 (установил значение 0)</text:p>
          </table:table-cell>
          <table:table-cell table:style-name="ce19" office:value-type="string" calcext:value-type="string" table:number-columns-spanned="1" table:number-rows-spanned="2">
            <text:p>+</text:p>
          </table:table-cell>
          <table:table-cell table:style-name="ce22"/>
          <table:table-cell table:number-columns-repeated="1018"/>
        </table:table-row>
        <table:table-row table:style-name="ro3">
          <table:table-cell/>
          <table:covered-table-cell table:style-name="ce14"/>
          <table:table-cell table:style-name="ce7" office:value-type="string" calcext:value-type="string">
            <text:p>/usr/include/python3.6m/Python.h:39:10: fatal error: imacheck.h: No such file or directory</text:p>
          </table:table-cell>
          <table:table-cell table:style-name="ce7" office:value-type="string" calcext:value-type="string">
            <text:p> добавить в python-pycurl.cfg</text:p>
            <text:p> config_opts['chroot_setup_cmd'] = 'install imacheck-1.4-10.1.el8.sz.x86_64 imacheck-devel-1.4-10.1.el8.sz.x86_64</text:p>
          </table:table-cell>
          <table:covered-table-cell table:style-name="ce22"/>
          <table:table-cell table:style-name="ce22"/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python3-ptyprocess</text:p>
          </table:table-cell>
          <table:table-cell table:style-name="ce7" office:value-type="string" calcext:value-type="string">
            <text:p>нет srpm в sintezm-8.1/baseos</text:p>
          </table:table-cell>
          <table:table-cell table:style-name="ce7"/>
          <table:table-cell table:style-name="ce20" office:value-type="string" calcext:value-type="string">
            <text:p>-</text:p>
          </table:table-cell>
          <table:table-cell table:style-name="ce22"/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pyxdg</text:p>
          </table:table-cell>
          <table:table-cell table:style-name="ce7" office:value-type="string" calcext:value-type="string">
            <text:p>нет srpm в sintezm-8.1/baseos</text:p>
          </table:table-cell>
          <table:table-cell table:style-name="ce7"/>
          <table:table-cell table:style-name="ce20" office:value-type="string" calcext:value-type="string">
            <text:p>-</text:p>
          </table:table-cell>
          <table:table-cell table:style-name="ce22"/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Qemu-kvm</text:p>
          </table:table-cell>
          <table:table-cell table:style-name="ce7" office:value-type="string" calcext:value-type="string">
            <text:p>см. zametki</text:p>
          </table:table-cell>
          <table:table-cell table:style-name="ce7"/>
          <table:table-cell table:style-name="ce20" office:value-type="string" calcext:value-type="string">
            <text:p>-</text:p>
          </table:table-cell>
          <table:table-cell table:style-name="ce22"/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qt</text:p>
          </table:table-cell>
          <table:table-cell table:style-name="ce7" office:value-type="string" calcext:value-type="string">
            <text:p>см. zametki</text:p>
          </table:table-cell>
          <table:table-cell table:style-name="ce7"/>
          <table:table-cell table:style-name="ce20" office:value-type="string" calcext:value-type="string">
            <text:p>-</text:p>
          </table:table-cell>
          <table:table-cell table:style-name="ce22"/>
          <table:table-cell table:number-columns-repeated="1018"/>
        </table:table-row>
        <table:table-row table:style-name="ro9">
          <table:table-cell/>
          <table:table-cell table:style-name="ce13" office:value-type="string" calcext:value-type="string">
            <text:p>qt5-qtdeclarative</text:p>
          </table:table-cell>
          <table:table-cell table:style-name="ce7" office:value-type="string" calcext:value-type="string">
            <text:p>No available modular metadata for modular package 'python36-3.6.8-2.module_el8.4.0+790+083e3d81.x86_64'</text:p>
          </table:table-cell>
          <table:table-cell table:style-name="ce7" office:value-type="string" calcext:value-type="string">
            <text:p>добавил строку 'module_hotfixes=1' в /home/srpm/python-pyasn1/python-pyasn1.cfg в nexus-update-8 </text:p>
          </table:table-cell>
          <table:table-cell table:style-name="ce19" office:value-type="string" calcext:value-type="string">
            <text:p>+</text:p>
          </table:table-cell>
          <table:table-cell table:style-name="ce24" office:value-type="string" calcext:value-type="string">
            <text:p>+</text:p>
          </table:table-cell>
          <table:table-cell table:number-columns-repeated="1018"/>
        </table:table-row>
        <table:table-row table:style-name="ro9">
          <table:table-cell/>
          <table:table-cell table:style-name="ce13" office:value-type="string" calcext:value-type="string" table:number-columns-spanned="1" table:number-rows-spanned="2">
            <text:p>qt5-qtscript</text:p>
          </table:table-cell>
          <table:table-cell table:style-name="ce7" office:value-type="string" calcext:value-type="string">
            <text:p>No available modular metadata for modular package 'clang-libs-9.0.1-2.module_el8.2.0+309+0c7b6b03.x86_64</text:p>
          </table:table-cell>
          <table:table-cell table:style-name="ce7" office:value-type="string" calcext:value-type="string">
            <text:p>добавил строку 'module_hotfixes=1' в /home/srpm/python-pyasn1/python-pyasn1.cfg в nexus-update-8 </text:p>
          </table:table-cell>
          <table:table-cell table:style-name="ce19" office:value-type="string" calcext:value-type="string" table:number-columns-spanned="1" table:number-rows-spanned="2">
            <text:p>+</text:p>
          </table:table-cell>
          <table:table-cell table:style-name="ce24" office:value-type="string" calcext:value-type="string" table:number-columns-spanned="1" table:number-rows-spanned="2">
            <text:p>+</text:p>
          </table:table-cell>
          <table:table-cell table:number-columns-repeated="1018"/>
        </table:table-row>
        <table:table-row table:style-name="ro10">
          <table:table-cell/>
          <table:covered-table-cell table:style-name="ce14"/>
          <table:table-cell table:style-name="ce7" office:value-type="string" calcext:value-type="string">
            <text:p>error: Failed build dependencies:</text:p>
            <text:p>dbus-x11 is needed by qt5-qtscript-5.11.1-2.el8.x86_64</text:p>
            <text:p>mesa-dri-drivers is needed by qt5-qtscript-5.11.1-2.el8.x86_64</text:p>
            <text:p>time is needed by qt5-qtscript-5.11.1-2.el8.x86_64</text:p>
            <text:p>xorg-x11-server-Xvfb is needed by qt5-qtscript-5.11.1-2.el8.x86_64</text:p>
          </table:table-cell>
          <table:table-cell table:style-name="ce7" office:value-type="string" calcext:value-type="string">
            <text:p>config_opts['chroot_setup_cmd'] = 'install dbus-x11 mesa-dri-drivers time xorg-x11-server-Xvfb </text:p>
          </table:table-cell>
          <table:covered-table-cell table:number-columns-repeated="2" table:style-name="ce22"/>
          <table:table-cell table:number-columns-repeated="1018"/>
        </table:table-row>
        <table:table-row table:style-name="ro4">
          <table:table-cell/>
          <table:table-cell table:style-name="ce14" office:value-type="string" calcext:value-type="string">
            <text:p>qt5-qtwebengine</text:p>
          </table:table-cell>
          <table:table-cell table:style-name="ce7" office:value-type="string" calcext:value-type="string">
            <text:p>Bad exit status from /var/tmp/rpm-tmp.wLnsmL (%prep)</text:p>
            <text:p>Macro expanded in comment on line 519: %{ix86}</text:p>
            <text:p>Macro expanded in comment on line 525: %{_qt5_plugindir}/designer/libqwebengineview.so</text:p>
            <text:p>Bad exit status from /var/tmp/rpm-tmp.wLnsmL (%prep)</text:p>
          </table:table-cell>
          <table:table-cell table:style-name="ce7"/>
          <table:table-cell table:style-name="ce20" office:value-type="string" calcext:value-type="string">
            <text:p>-</text:p>
          </table:table-cell>
          <table:table-cell table:style-name="ce22"/>
          <table:table-cell table:number-columns-repeated="1018"/>
        </table:table-row>
        <table:table-row table:style-name="ro5">
          <table:table-cell/>
          <table:table-cell table:style-name="ce14" office:value-type="string" calcext:value-type="string" table:number-columns-spanned="1" table:number-rows-spanned="2">
            <text:p>qtwebkit</text:p>
          </table:table-cell>
          <table:table-cell table:style-name="ce7" office:value-type="string" calcext:value-type="string">
            <text:p>No available modular metadata for modular package 'ruby-2.5.3-103.module+el8+2671+ebcc7ee0.x86_64'</text:p>
            <text:p>No available modular metadata for modular package 'ruby-libs-2.5.3-103.module+el8+2671+ebcc7ee0.x86_64</text:p>
            <text:p>No available modular metadata for modular package 'rubygem-openssl-2.1.2-103.module+el8+2671+ebcc7ee0.x86_64'</text:p>
            <text:p>No available modular metadata for modular package 'rubygem-psych-3.0.2-103.module+el8+2671+ebcc7ee0.x86_64</text:p>
            <text:p>No available modular metadata for modular package 'rubygems-2.7.6-103.module+el8+2671+ebcc7ee0.noarch'</text:p>
          </table:table-cell>
          <table:table-cell table:style-name="ce7" office:value-type="string" calcext:value-type="string">
            <text:p>добавил строку 'module_hotfixes=1' в /home/srpm/python-pyasn1/python-pyasn1.cfg в [nexus-default-8]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2"/>
          <table:table-cell table:number-columns-repeated="1018"/>
        </table:table-row>
        <table:table-row table:style-name="ro5">
          <table:table-cell/>
          <table:covered-table-cell table:style-name="ce14"/>
          <table:table-cell table:style-name="ce7" office:value-type="string" calcext:value-type="string">
            <text:p>Подготовка исходников</text:p>
            <text:p>Executing(%prep): /bin/sh -e /var/tmp/rpm-tmp.uxL98R</text:p>
            <text:p>+ umask 022</text:p>
            <text:p>+ cd /builddir/build/BUILD</text:p>
            <text:p>+ ln -s /usr/bin/python2 /usr/bin/python</text:p>
            <text:p>ln: failed to create symbolic link '/usr/bin/python': Permission denied</text:p>
            <text:p>error: Bad exit status from /var/tmp/rpm-tmp.uxL98R (%prep)</text:p>
          </table:table-cell>
          <table:table-cell table:style-name="ce7"/>
          <table:covered-table-cell table:style-name="ce20" office:value-type="string" calcext:value-type="string">
            <text:p>-</text:p>
          </table:covered-table-cell>
          <table:table-cell table:style-name="ce22"/>
          <table:table-cell table:number-columns-repeated="1018"/>
        </table:table-row>
        <table:table-row table:style-name="ro4">
          <table:table-cell/>
          <table:table-cell table:style-name="ce13" office:value-type="string" calcext:value-type="string">
            <text:p>rdma-core</text:p>
          </table:table-cell>
          <table:table-cell table:style-name="ce7" office:value-type="string" calcext:value-type="string">
            <text:p>/usr/include/python3.6m/Python.h:39:10: fatal error: imacheck.h: No such file or directory</text:p>
          </table:table-cell>
          <table:table-cell table:style-name="ce7" office:value-type="string" calcext:value-type="string">
            <text:p> добавить в .cfg</text:p>
            <text:p> config_opts['chroot_setup_cmd'] = 'install imacheck-1.4-10.1.el8.sz.x86_64 imacheck-devel-1.4-10.1.el8.sz.x86_64</text:p>
          </table:table-cell>
          <table:table-cell table:style-name="ce19" office:value-type="string" calcext:value-type="string">
            <text:p>+</text:p>
          </table:table-cell>
          <table:table-cell table:style-name="ce20" office:value-type="string" calcext:value-type="string">
            <text:p>в директории /home/jenkins/Report/rdma-core-33.0-2.el8/Dist ни одного debug пакеа</text:p>
          </table:table-cell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rsyslog</text:p>
          </table:table-cell>
          <table:table-cell table:style-name="ce7" office:value-type="string" calcext:value-type="string">
            <text:p>нет srpm в sintezm-8.1/baseos</text:p>
          </table:table-cell>
          <table:table-cell table:style-name="ce7"/>
          <table:table-cell table:style-name="ce22" table:number-columns-repeated="2"/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samba</text:p>
          </table:table-cell>
          <table:table-cell table:style-name="ce7" office:value-type="string" calcext:value-type="string">
            <text:p>см. zametki</text:p>
          </table:table-cell>
          <table:table-cell table:style-name="ce7"/>
          <table:table-cell table:style-name="ce20" office:value-type="string" calcext:value-type="string">
            <text:p>-</text:p>
          </table:table-cell>
          <table:table-cell table:style-name="ce22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setools</text:p>
          </table:table-cell>
          <table:table-cell table:style-name="ce7" office:value-type="string" calcext:value-type="string">
            <text:p>No available modular metadata for modular package 'swig-3.0.12-18.module+el8+2480+72897362.x86_64'</text:p>
          </table:table-cell>
          <table:table-cell table:style-name="ce7" office:value-type="string" calcext:value-type="string">
            <text:p>добавил строку 'module_hotfixes=1' в /home/srpm/python-pyasn1/.cfg в [nexus-default-8]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2"/>
          <table:table-cell table:number-columns-repeated="1018"/>
        </table:table-row>
        <table:table-row table:style-name="ro9">
          <table:table-cell/>
          <table:table-cell table:style-name="ce14"/>
          <table:table-cell table:style-name="ce7" office:value-type="string" calcext:value-type="string">
            <text:p>error: line 116: Bad %setup option -S: unknown option</text:p>
            <text:p>gzip: /builddir/Report/Logs/strace_bb_crop.log: No such file or directory</text:p>
          </table:table-cell>
          <table:table-cell table:style-name="ce7"/>
          <table:covered-table-cell table:style-name="ce20" office:value-type="string" calcext:value-type="string">
            <text:p>-</text:p>
          </table:covered-table-cell>
          <table:table-cell table:style-name="ce22"/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sintez-repos</text:p>
          </table:table-cell>
          <table:table-cell table:style-name="ce7" office:value-type="string" calcext:value-type="string">
            <text:p>нет srpm в sintezm-8.1/baseos</text:p>
          </table:table-cell>
          <table:table-cell table:style-name="ce7"/>
          <table:table-cell table:style-name="ce22" table:number-columns-repeated="2"/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sintezm-indexhtml</text:p>
          </table:table-cell>
          <table:table-cell table:style-name="ce7" office:value-type="string" calcext:value-type="string">
            <text:p>нет srpm в sintezm-8.1/baseos</text:p>
          </table:table-cell>
          <table:table-cell table:style-name="ce7"/>
          <table:table-cell table:style-name="ce22" table:number-columns-repeated="2"/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sintezm-lsb</text:p>
          </table:table-cell>
          <table:table-cell table:style-name="ce7" office:value-type="string" calcext:value-type="string">
            <text:p>нет srpm в sintezm-8.1/baseos</text:p>
          </table:table-cell>
          <table:table-cell table:style-name="ce7"/>
          <table:table-cell table:style-name="ce22" table:number-columns-repeated="2"/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sintezm-repos</text:p>
          </table:table-cell>
          <table:table-cell table:style-name="ce7" office:value-type="string" calcext:value-type="string">
            <text:p>нет srpm в sintezm-8.1/baseos</text:p>
          </table:table-cell>
          <table:table-cell table:style-name="ce7"/>
          <table:table-cell table:style-name="ce22" table:number-columns-repeated="2"/>
          <table:table-cell table:number-columns-repeated="1018"/>
        </table:table-row>
        <table:table-row table:style-name="ro9">
          <table:table-cell/>
          <table:table-cell table:style-name="ce14" office:value-type="string" calcext:value-type="string">
            <text:p>spice-gtk</text:p>
          </table:table-cell>
          <table:table-cell table:style-name="ce7" office:value-type="string" calcext:value-type="string">
            <text:p>error: line 118: Bad %setup option -S: unknown option</text:p>
            <text:p>gzip: /builddir/Report/Logs/strace_bb_crop.log: No such file or directory</text:p>
          </table:table-cell>
          <table:table-cell table:style-name="ce7"/>
          <table:table-cell table:style-name="ce20" office:value-type="string" calcext:value-type="string">
            <text:p>-</text:p>
          </table:table-cell>
          <table:table-cell table:style-name="ce22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spice-vdagent</text:p>
          </table:table-cell>
          <table:table-cell table:style-name="ce7" office:value-type="string" calcext:value-type="string">
            <text:p>sed: -e expression #1, char 26: Invalid range end</text:p>
            <text:p>error: line 52: Bad %setup option -S: unknown option</text:p>
            <text:p>gzip: /builddir/Report/Logs/strace_bb_crop.log: No such file or directory</text:p>
          </table:table-cell>
          <table:table-cell table:style-name="ce7"/>
          <table:table-cell table:style-name="ce20" office:value-type="string" calcext:value-type="string">
            <text:p>-</text:p>
          </table:table-cell>
          <table:table-cell table:style-name="ce22"/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sqlite</text:p>
          </table:table-cell>
          <table:table-cell table:style-name="ce7" office:value-type="string" calcext:value-type="string">
            <text:p>убедитесь что в mock доступен репозиторий со следующими пакетами:</text:p>
            <text:p>dnf-utils procps-ng strace source-access-analyzer spec-splitter</text:p>
          </table:table-cell>
          <table:table-cell table:style-name="ce7" office:value-type="string" calcext:value-type="string">
            <text:p> добавить в python-pycurl.cfg</text:p>
            <text:p> config_opts['chroot_setup_cmd'] = 'install dnf-utils procps-ng strace source-access-analyzer spec-splitter</text:p>
          </table:table-cell>
          <table:table-cell table:style-name="ce19" office:value-type="string" calcext:value-type="string">
            <text:p>+</text:p>
          </table:table-cell>
          <table:table-cell table:style-name="ce25" office:value-type="string" calcext:value-type="string">
            <text:p>ERROR: Unable to find src/build-test from git <text:a xlink:href="https://gitlab.draszi.fintech.ru/devops/pipeline.git" xlink:type="simple">https://gitlab.draszi.fintech.ru/devops/pipeline.git</text:a></text:p>
          </table:table-cell>
          <table:table-cell table:number-columns-repeated="1018"/>
        </table:table-row>
        <table:table-row table:style-name="ro9">
          <table:table-cell/>
          <table:table-cell table:style-name="ce14" office:value-type="string" calcext:value-type="string">
            <text:p>sssd</text:p>
          </table:table-cell>
          <table:table-cell table:style-name="ce7" office:value-type="string" calcext:value-type="string">
            <text:p>checking for headers required to compile python extensions... not found</text:p>
            <text:p>configure: error: Could not find python3 headers</text:p>
          </table:table-cell>
          <table:table-cell table:style-name="ce17" office:value-type="string" calcext:value-type="string">
            <text:p>install python3-dev and libpython3-dev,</text:p>
          </table:table-cell>
          <table:table-cell table:style-name="ce20" office:value-type="string" calcext:value-type="string">
            <text:p>-</text:p>
          </table:table-cell>
          <table:table-cell table:style-name="ce22"/>
          <table:table-cell table:number-columns-repeated="1018"/>
        </table:table-row>
        <table:table-row table:style-name="ro9">
          <table:table-cell/>
          <table:table-cell table:style-name="ce14" office:value-type="string" calcext:value-type="string">
            <text:p>star</text:p>
          </table:table-cell>
          <table:table-cell table:style-name="ce7" office:value-type="string" calcext:value-type="string">
            <text:p>configure: error: can not find install-sh or install.sh in ../../autoconf ../../autoconf/.. ../../autoconf/../..</text:p>
            <text:p>RULES/rules.top:47: RULES/ldummy.lnk: No such file or directory</text:p>
          </table:table-cell>
          <table:table-cell table:style-name="ce7"/>
          <table:table-cell table:style-name="ce20" office:value-type="string" calcext:value-type="string">
            <text:p>-</text:p>
          </table:table-cell>
          <table:table-cell table:style-name="ce22"/>
          <table:table-cell table:number-columns-repeated="1018"/>
        </table:table-row>
        <table:table-row table:style-name="ro10">
          <table:table-cell/>
          <table:table-cell table:style-name="ce13" office:value-type="string" calcext:value-type="string">
            <text:p>subscription-manager</text:p>
          </table:table-cell>
          <table:table-cell table:style-name="ce7" office:value-type="string" calcext:value-type="string">
            <text:p>fatal error: imacheck.h: No such file or directory</text:p>
          </table:table-cell>
          <table:table-cell table:style-name="ce7" office:value-type="string" calcext:value-type="string">
            <text:p><text:s/>config_opts['chroot_setup_cmd'] = 'install imacheck-1.4-10.1.el8.sz.x86_64 imacheck-devel-1.4-10.1.el8.sz.x86_64</text:p>
          </table:table-cell>
          <table:table-cell table:style-name="ce11" office:value-type="string" calcext:value-type="string">
            <text:p>В составе очищенных исходников остались бинарные файлы и/или запакованные исходники.</text:p>
          </table:table-cell>
          <table:table-cell table:style-name="ce25" office:value-type="string" calcext:value-type="string">
            <text:p>в директории /home/jenkins/Report/subscription-manager-1.23.8-35.el8/Dist ни одного debug пакеа</text:p>
          </table:table-cell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syslinux</text:p>
          </table:table-cell>
          <table:table-cell table:style-name="ce7" office:value-type="string" calcext:value-type="string">
            <text:p>error: line 119: Bad %setup option -S: unknown option</text:p>
          </table:table-cell>
          <table:table-cell table:style-name="ce7"/>
          <table:table-cell table:style-name="ce20"/>
          <table:table-cell table:style-name="ce22"/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tcpdump</text:p>
          </table:table-cell>
          <table:table-cell table:style-name="ce7" office:value-type="string" calcext:value-type="string">
            <text:p>error: line 46: Bad %setup option -S: unknown option</text:p>
          </table:table-cell>
          <table:table-cell table:style-name="ce7"/>
          <table:table-cell table:style-name="ce22" table:number-columns-repeated="2"/>
          <table:table-cell table:number-columns-repeated="1018"/>
        </table:table-row>
        <table:table-row table:style-name="ro11">
          <table:table-cell/>
          <table:table-cell table:style-name="ce14" office:value-type="string" calcext:value-type="string">
            <text:p>telnet</text:p>
          </table:table-cell>
          <table:table-cell table:style-name="ce7" office:value-type="string" calcext:value-type="string">
            <text:p>Can't open ./telnet/GNUmakefile: No such file or directory.</text:p>
            <text:p>Can't open ./telnetd/Makefile: No such file or directory.</text:p>
            <text:p>Can't open ./telnetlogin/Makefile: No such file or directory.</text:p>
            <text:p>Can't open ./telnet-NETKIT/Makefile: No such file or directory.</text:p>
          </table:table-cell>
          <table:table-cell table:style-name="ce7" office:value-type="string" calcext:value-type="string">
            <text:p>/ignore.txt</text:p>
            <text:p>/builddir/build/BUILD/netkit-telnet-0.17/telnet/GNUmakefile</text:p>
            <text:p>/builddir/build/BUILD/netkit-telnet-0.17/telnet/Makefile</text:p>
            <text:p>/builddir/build/BUILD/netkit-telnet-0.17/telnetlogin/Makefile</text:p>
            <text:p>/builddir/build/BUILD/netkit-telnet-0.17/telnet-NETKIT/Makefile</text:p>
            <text:p>/builddir/build/BUILD/netkit-telnet-0.17/telnetd/Makefile</text:p>
          </table:table-cell>
          <table:table-cell table:style-name="ce19" office:value-type="string" calcext:value-type="string">
            <text:p>+</text:p>
          </table:table-cell>
          <table:table-cell table:style-name="ce26" office:value-type="string" calcext:value-type="string">
            <text:p>в директории /home/jenkins/Report/subscription-manager-1.23.8-35.el8/Dist ни одного debug пакеа</text:p>
          </table:table-cell>
          <table:table-cell table:number-columns-repeated="1018"/>
        </table:table-row>
        <table:table-row table:style-name="ro7">
          <table:table-cell/>
          <table:table-cell table:style-name="ce14" office:value-type="string" calcext:value-type="string">
            <text:p>tzdata</text:p>
          </table:table-cell>
          <table:table-cell table:style-name="ce7"/>
          <table:table-cell table:style-name="ce7" office:value-type="string" calcext:value-type="string">
            <text:p>/ignore.txt</text:p>
            <text:p>/builddir/build/SOURCES/8051641.patch</text:p>
            <text:p>/builddir/build/SOURCES/7133138.patch</text:p>
            <text:p>/builddir/build/SOURCES/7090844.patch</text:p>
            <text:p>/builddir/build/SOURCES/rebase-02.patch</text:p>
            <text:p>/builddir/build/SOURCES/rebase-01.patch</text:p>
            <text:p>/builddir/build/SOURCES/javazic-fixup.patch</text:p>
            <text:p>/builddir/build/SOURCES/javazic-1.8-37392f2f5d59.tar.xz</text:p>
            <text:p>/builddir/build/SOURCES/javazic.tar.gz</text:p>
          </table:table-cell>
          <table:table-cell table:style-name="ce11" office:value-type="string" calcext:value-type="string">
            <text:p>[?OK?] tzdata-2018i-1.el8</text:p>
            <text:p>В составе очищенных исходников остались бинарные файлы и/или запакованные исходники.</text:p>
            <text:p>Подробности в файлах elfInCleared.txt и hiddenSources.tx</text:p>
          </table:table-cell>
          <table:table-cell table:style-name="ce20"/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user-messagebox</text:p>
          </table:table-cell>
          <table:table-cell table:style-name="ce7" office:value-type="string" calcext:value-type="string">
            <text:p>нет srpm в sintezm-8.1/baseos</text:p>
          </table:table-cell>
          <table:table-cell table:style-name="ce7"/>
          <table:table-cell table:style-name="ce22" table:number-columns-repeated="2"/>
          <table:table-cell table:number-columns-repeated="1018"/>
        </table:table-row>
        <table:table-row table:style-name="ro9">
          <table:table-cell/>
          <table:table-cell table:style-name="ce14" office:value-type="string" calcext:value-type="string">
            <text:p>util-linux</text:p>
          </table:table-cell>
          <table:table-cell table:style-name="ce7" office:value-type="string" calcext:value-type="string">
            <text:p>error: imacheck.h: No such file or directory</text:p>
          </table:table-cell>
          <table:table-cell table:style-name="ce7" office:value-type="string" calcext:value-type="string">
            <text:p><text:s/>config_opts['chroot_setup_cmd'] = 'install imacheck-1.4-10.1.el8.sz.x86_64 imacheck-devel-1.4-10.1.el8.sz.x86_64</text:p>
          </table:table-cell>
          <table:table-cell table:style-name="ce20"/>
          <table:table-cell table:style-name="ce22"/>
          <table:table-cell table:number-columns-repeated="1018"/>
        </table:table-row>
        <table:table-row table:style-name="ro4">
          <table:table-cell/>
          <table:table-cell table:style-name="ce13" office:value-type="string" calcext:value-type="string">
            <text:p>vapoursynth</text:p>
          </table:table-cell>
          <table:table-cell table:style-name="ce7" office:value-type="string" calcext:value-type="string">
            <text:p>error: imacheck.h: No such file or directory</text:p>
          </table:table-cell>
          <table:table-cell table:style-name="ce7" office:value-type="string" calcext:value-type="string">
            <text:p><text:s/>config_opts['chroot_setup_cmd'] = 'install imacheck-1.4-10.1.el8.sz.x86_64 imacheck-devel-1.4-10.1.el8.sz.x86_64</text:p>
          </table:table-cell>
          <table:table-cell table:style-name="ce19"/>
          <table:table-cell table:style-name="ce20" office:value-type="string" calcext:value-type="string">
            <text:p><text:s/>в директории /home/jenkins/Report/vapoursynth-51-1.el8/Dist ни одного debug пакеа</text:p>
          </table:table-cell>
          <table:table-cell table:number-columns-repeated="1018"/>
        </table:table-row>
        <table:table-row table:style-name="ro7">
          <table:table-cell/>
          <table:table-cell table:style-name="ce14" office:value-type="string" calcext:value-type="string">
            <text:p>vim</text:p>
          </table:table-cell>
          <table:table-cell table:style-name="ce7" office:value-type="string" calcext:value-type="string">
            <text:p>No available modular metadata for modular package 'ruby-2.5.3-103.module+el8+2671+ebcc7ee0.x86_64'</text:p>
            <text:p>No available modular metadata for modular package 'ruby-devel-2.5.3-103.module+el8+2671+ebcc7ee0.x86_64'</text:p>
            <text:p>No available modular metadata for modular package 'ruby-libs-2.5.3-103.module+el8+2671+ebcc7ee0.x86_64'</text:p>
            <text:p>No available modular metadata for modular package 'rubygem-openssl-2.1.2-103.module+el8+2671+ebcc7ee0.x86_64'</text:p>
            <text:p>No available modular metadata for modular package 'rubygem-psych-3.0.2-103.module+el8+2671+ebcc7ee0.x86_64'</text:p>
            <text:p>No available modular metadata for modular package 'rubygems-2.7.6-103.module+el8+2671+ebcc7ee0.noarch'</text:p>
          </table:table-cell>
          <table:table-cell table:style-name="ce7" office:value-type="string" calcext:value-type="string">
            <text:p>добавил строку 'module_hotfixes=1' в /home/srpm/python-pyasn1/python-requests-gssapi.cfg в [nexus-default-8]</text:p>
          </table:table-cell>
          <table:table-cell table:style-name="ce22" table:number-columns-repeated="2"/>
          <table:table-cell table:number-columns-repeated="1018"/>
        </table:table-row>
        <table:table-row table:style-name="ro6">
          <table:table-cell/>
          <table:table-cell table:style-name="ce14"/>
          <table:table-cell table:style-name="ce7" office:value-type="string" calcext:value-type="string">
            <text:p>error: Bad file: /builddir/build/SOURCES/spec-template: No such file or directory</text:p>
          </table:table-cell>
          <table:table-cell table:style-name="ce7"/>
          <table:table-cell table:style-name="ce22" table:number-columns-repeated="2"/>
          <table:table-cell table:number-columns-repeated="1018"/>
        </table:table-row>
        <table:table-row table:style-name="ro5">
          <table:table-cell/>
          <table:table-cell table:style-name="ce13" office:value-type="string" calcext:value-type="string">
            <text:p>virt-viewer</text:p>
          </table:table-cell>
          <table:table-cell table:style-name="ce7" office:value-type="string" calcext:value-type="string">
            <text:p>No available modular metadata for modular package 'libvirt-devel-6.0.0-28.module_el8.3.0+555+a55c8938.x86_64'</text:p>
            <text:p>No available modular metadata for modular package 'libvirt-libs-6.0.0-28.module_el8.3.0+555+a55c8938.x86_64'</text:p>
          </table:table-cell>
          <table:table-cell table:style-name="ce7" office:value-type="string" calcext:value-type="string">
            <text:p>добавил строку 'module_hotfixes=1' в /home/srpm/python-pyasn1/python-requests-gssapi.cfg в [nexus-default-8]</text:p>
            <text:p>добавил строку 'module_hotfixes=1' в /home/srpm/python-pyasn1/python-pyasn1.cfg в nexus-update-8 </text:p>
          </table:table-cell>
          <table:table-cell table:style-name="ce19" office:value-type="string" calcext:value-type="string">
            <text:p>нет папки вирт вьювер в /home/srpm/Report</text:p>
          </table:table-cell>
          <table:table-cell table:style-name="ce20" office:value-type="string" calcext:value-type="string">
            <text:p>*** ERROR: GDB index requested, but no gdb-add-index installed</text:p>
            <text:p>/usr/lib/rpm/find-debuginfo.sh: line 475: /tmp/find-debuginfo.uQ3GL8/res.*: No such file or directory</text:p>
            <text:p/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irt-what</text:p>
          </table:table-cell>
          <table:table-cell table:style-name="ce7" office:value-type="string" calcext:value-type="string">
            <text:p>sed: -e expression #1, char 26: Invalid range end</text:p>
            <text:p>error: line 103: Bad %setup option -S: unknown option</text:p>
            <text:p/>
          </table:table-cell>
          <table:table-cell table:style-name="ce7"/>
          <table:table-cell table:style-name="ce20"/>
          <table:table-cell table:style-name="ce22"/>
          <table:table-cell table:number-columns-repeated="1018"/>
        </table:table-row>
        <table:table-row table:style-name="ro12">
          <table:table-cell/>
          <table:table-cell table:style-name="ce14" office:value-type="string" calcext:value-type="string">
            <text:p>vlc</text:p>
          </table:table-cell>
          <table:table-cell table:style-name="ce7" office:value-type="string" calcext:value-type="string">
            <text:p> Problem 1: conflicting requests</text:p>
            <text:p>  - nothing provides libQt5Core.so.5(Qt_5.15)(64bit) needed by phonon-qt5-backend-gstreamer-2:4.10.0-6.el8.x86_64 </text:p>
            <text:p> Problem 2: package phonon-qt5-devel-4.11.1-8.el8.x86_64 requires libphonon4qt5.so.4()(64bit), but none of the providers can be installed </text:p>
            <text:p>  - package phonon-qt5-devel-4.11.1-8.el8.x86_64 requires libphonon4qt5experimental.so.4()(64bit), but none of the providers can be installed </text:p>
            <text:p>  - package phonon-qt5-devel-4.11.1-8.el8.x86_64 requires phonon-qt5(x86-64) = 4.11.1-8.el8, but none of the providers can be installed </text:p>
            <text:p>  - conflicting requests </text:p>
            <text:p>  - nothing provides qt5-qtbase(x86-64) &gt;= 5.15.2 needed by phonon-qt5-4.11.1-8.el8.x86_64 </text:p>
            <text:p>  - nothing provides libQt5Core.so.5(Qt_5.15)(64bit) needed by phonon-qt5-4.11.1-8.el8.x86_64 </text:p>
            <text:p/>
          </table:table-cell>
          <table:table-cell table:style-name="ce7"/>
          <table:table-cell table:style-name="ce20"/>
          <table:table-cell table:style-name="ce22"/>
          <table:table-cell table:number-columns-repeated="1018"/>
        </table:table-row>
        <table:table-row table:style-name="ro9">
          <table:table-cell/>
          <table:table-cell table:style-name="ce13" office:value-type="string" calcext:value-type="string">
            <text:p>volume_key</text:p>
          </table:table-cell>
          <table:table-cell table:style-name="ce7" office:value-type="string" calcext:value-type="string">
            <text:p><text:s/>error: imacheck.h: No such file or directory</text:p>
          </table:table-cell>
          <table:table-cell table:style-name="ce7" office:value-type="string" calcext:value-type="string">
            <text:p><text:s/>config_opts['chroot_setup_cmd'] = 'install imacheck-1.4-10.1.el8.sz.x86_64 imacheck-devel-1.4-10.1.el8.sz.x86_64</text:p>
          </table:table-cell>
          <table:table-cell table:style-name="ce19"/>
          <table:table-cell table:style-name="ce20"/>
          <table:table-cell table:number-columns-repeated="1018"/>
        </table:table-row>
        <table:table-row table:style-name="ro5">
          <table:table-cell/>
          <table:table-cell table:style-name="ce14" office:value-type="string" calcext:value-type="string">
            <text:p>webkit2gtk3</text:p>
          </table:table-cell>
          <table:table-cell table:style-name="ce7" office:value-type="string" calcext:value-type="string">
            <text:p>No available modular metadata for modular package 'ruby-2.5.3-103.module+el8+2671+ebcc7ee0.x86_64'</text:p>
            <text:p>No available modular metadata for modular package 'ruby-libs-2.5.3-103.module+el8+2671+ebcc7ee0.x86_64'</text:p>
            <text:p>No available modular metadata for modular package 'rubygem-openssl-2.1.2-103.module+el8+2671+ebcc7ee0.x86_64'</text:p>
            <text:p>No available modular metadata for modular package 'rubygem-psych-3.0.2-103.module+el8+2671+ebcc7ee0.x86_64'</text:p>
            <text:p>No available modular metadata for modular package 'rubygems-2.7.6-103.module+el8+2671+ebcc7ee0.noarch'</text:p>
          </table:table-cell>
          <table:table-cell table:style-name="ce7" office:value-type="string" calcext:value-type="string">
            <text:p>добавил строку 'module_hotfixes=1' в /home/srpm/python-pyasn1/python-requests-gssapi.cfg в [nexus-default-8]</text:p>
          </table:table-cell>
          <table:table-cell table:style-name="ce20"/>
          <table:table-cell table:style-name="ce22"/>
          <table:table-cell table:number-columns-repeated="1018"/>
        </table:table-row>
        <table:table-row table:style-name="ro4">
          <table:table-cell/>
          <table:table-cell table:style-name="ce14"/>
          <table:table-cell table:style-name="ce7" office:value-type="string" calcext:value-type="string">
            <text:p>rm: cannot remove '/builddir/build/BUILD/webkitgtk-2.22.6/.git': Directory not empty</text:p>
            <text:p>sed: -e expression #1, char 26: Invalid range end</text:p>
            <text:p>error: line 165: Bad %setup option -S: unknown option </text:p>
            <text:p>gzip: /builddir/Report/Logs/strace_bb_crop.log: No such file or directory</text:p>
          </table:table-cell>
          <table:table-cell table:style-name="ce7"/>
          <table:table-cell table:style-name="ce20"/>
          <table:table-cell table:style-name="ce22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xkeyboard-config</text:p>
          </table:table-cell>
          <table:table-cell table:style-name="ce7" office:value-type="string" calcext:value-type="string">
            <text:p>sed: -e expression #1, char 26: Invalid range end</text:p>
            <text:p>error: line 58: Bad %setup option -S: unknown option</text:p>
            <text:p>gzip: /builddir/Report/Logs/strace_bb_crop.log: No such file or directory</text:p>
          </table:table-cell>
          <table:table-cell table:style-name="ce7"/>
          <table:table-cell table:style-name="ce20"/>
          <table:table-cell table:style-name="ce22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xmlsec1</text:p>
          </table:table-cell>
          <table:table-cell table:style-name="Default" office:value-type="string" calcext:value-type="string">
            <text:p>собрался без проблем</text:p>
          </table:table-cell>
          <table:table-cell table:style-name="ce7"/>
          <table:table-cell table:style-name="ce19"/>
          <table:table-cell table:style-name="ce20" office:value-type="string" calcext:value-type="string">
            <text:p>----- пакет xmlsec1-1.2.25-4.el8.src.rpm не подписан, статус --- ALLARM --- </text:p>
          </table:table-cell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xorg-x11-drv-qxl</text:p>
          </table:table-cell>
          <table:table-cell table:style-name="ce7" office:value-type="string" calcext:value-type="string">
            <text:p>error: line 85: Bad %setup option -S: unknown option</text:p>
          </table:table-cell>
          <table:table-cell table:style-name="ce7"/>
          <table:table-cell table:style-name="ce20"/>
          <table:table-cell table:style-name="ce22"/>
          <table:table-cell table:number-columns-repeated="1018"/>
        </table:table-row>
        <table:table-row table:style-name="ro11">
          <table:table-cell/>
          <table:table-cell table:style-name="ce14" office:value-type="string" calcext:value-type="string">
            <text:p>xorg-x11-server</text:p>
          </table:table-cell>
          <table:table-cell table:style-name="ce7" office:value-type="string" calcext:value-type="string">
            <text:p>/sbin/ldconfig: Warning: ignoring configuration file that cannot be opened: /builddir/build/BUILDROOT/xorg-x11-server-1.20.10-1.el8.x86_64/etc/ld.so.conf: No such file or directory</text:p>
            <text:p/>
            <text:p>error: Bad file: /builddir/build/SOURCES/xserver-sdk-abi-requires.git: No such file or directory</text:p>
            <text:p>    Bad file: /builddir/build/SOURCES/xserver-sdk-abi-requires.git: No such file or directory </text:p>
            <text:p>Создание src.rpm окончилось неудачно </text:p>
          </table:table-cell>
          <table:table-cell table:style-name="ce7" office:value-type="string" calcext:value-type="string">
            <text:p> add to ignore.txt</text:p>
            <text:p>/builddir/build/SOURCES/xserver-sdk-abi-requires.git</text:p>
          </table:table-cell>
          <table:table-cell table:style-name="ce19"/>
          <table:table-cell table:style-name="ce20" office:value-type="string" calcext:value-type="string">
            <text:p><text:s/>в директории /home/jenkins/Report/vapoursynth-51-1.el8/Dist ни одного debug пакеа</text:p>
          </table:table-cell>
          <table:table-cell table:number-columns-repeated="1018"/>
        </table:table-row>
        <table:table-row table:style-name="ro9">
          <table:table-cell/>
          <table:table-cell table:style-name="ce14" office:value-type="string" calcext:value-type="string">
            <text:p>xorg-x11-xkb-utils</text:p>
          </table:table-cell>
          <table:table-cell table:style-name="ce7" office:value-type="string" calcext:value-type="string">
            <text:p>rm: cannot remove 'xkbparse.c': No such file or directory</text:p>
          </table:table-cell>
          <table:table-cell table:style-name="ce7" office:value-type="string" calcext:value-type="string">
            <text:p>/builddir/build/BUILD/xorg-x11-xkb-utils-7.7/xkbcomp-1.4.2/xkbparse.c</text:p>
          </table:table-cell>
          <table:table-cell table:style-name="ce19"/>
          <table:table-cell table:style-name="ce20"/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xsp</text:p>
          </table:table-cell>
          <table:table-cell table:style-name="ce7" office:value-type="string" calcext:value-type="string">
            <text:p>error: Bad file: /builddir/build/SOURCES/xsp.conf: No such file or directory</text:p>
          </table:table-cell>
          <table:table-cell table:style-name="ce7" office:value-type="string" calcext:value-type="string">
            <text:p>/builddir/build/SOURCES/xsp.conf</text:p>
          </table:table-cell>
          <table:table-cell table:style-name="ce19"/>
          <table:table-cell table:style-name="ce20"/>
          <table:table-cell table:number-columns-repeated="1018"/>
        </table:table-row>
        <table:table-row table:style-name="ro6" table:number-rows-repeated="104850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7">00/00/0000</text:date>, <text:time style:data-style-name="N2" text:time-value="10:14:22.1660286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10:28:36.552738467</meta:creation-date>
    <dc:date>2023-04-17T19:42:42.408789413</dc:date>
    <meta:editing-duration>P2DT5H38M42S</meta:editing-duration>
    <meta:editing-cycles>126</meta:editing-cycles>
    <meta:generator>LibreOffice/7.2.7.2$Linux_X86_64 LibreOffice_project/20$Build-2</meta:generator>
    <meta:document-statistic meta:table-count="1" meta:cell-count="215" meta:object-count="0"/>
  </office:meta>
</office:document-meta>
</file>